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4.6409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WSF/C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string" table:number-columns-spanned="2" table:number-rows-spanned="1">
            <text:p>25.09.20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_RC6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axis2C Code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confi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ex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rampart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ndesha2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vanc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    L build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UTHOR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build_samples.sh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hangeLo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lean.bat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LICENCE 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 office:value-type="string">
            <text:p>README </text:p>
          </table:table-cell>
          <table:table-cell table:style-name="ce21" office:value-type="string">
            <text:p>Y</text:p>
          </table:table-cell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N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la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so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o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Any binary files</text:p>
          </table:table-cell>
          <table:table-cell table:style-name="ce20" office:value-type="string">
            <text:p>N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xdocs</text:p>
          </table:table-cell>
          <table:table-cell table:style-name="ce20" office:value-type="string">
            <text:p>Y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N</text:p>
          </table:table-cell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74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5">09/25/2007</text:date>, <text:time>11:3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25T11:33:22</dc:date>
    <dc:language>en-US</dc:language>
    <meta:editing-cycles>17</meta:editing-cycles>
    <meta:editing-duration>PT28M7S</meta:editing-duration>
    <meta:user-defined meta:name="Info 1"/>
    <meta:user-defined meta:name="Info 2"/>
    <meta:user-defined meta:name="Info 3"/>
    <meta:user-defined meta:name="Info 4"/>
    <meta:document-statistic meta:table-count="1" meta:cell-count="105"/>
  </office:meta>
</office:document-meta>
</file>